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7000004C5DBCB5BEE3AADB2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7.5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margin-top="0.9cm" fo:margin-bottom="0cm"/>
    </style:style>
    <style:style style:name="P3" style:family="paragraph">
      <loext:graphic-properties draw:fill-color="#ffffff"/>
      <style:paragraph-properties fo:margin-top="0.9cm" fo:margin-bottom="0cm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color="#ffff00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0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563cm" svg:x="1.4cm" svg:y="0.837cm" presentation:class="title" presentation:user-transformed="true">
          <draw:text-box>
            <text:p><text:span text:style-name="T1">Mucking About with Google AIY Voice</text:span><text:line-break/><text:line-break/><text:span text:style-name="T2">FDE South Spring Event</text:span><text:span text:style-name="T2"><text:line-break/></text:span><text:span text:style-name="T2">TNMOC 26/02/2018</text:span><text:span text:style-name="T2"><text:line-break/></text:span><text:span text:style-name="T2">Nick Cross, Jon Funiciello, Caroline Knight, Nick Parlow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 text:style-name="P2"><text:span text:style-name="T3">PTSG Stevenage</text:span></text:p>
            <text:p text:style-name="P2"><text:span text:style-name="T3">We Fix Stuff</text:span></text:p>
            <text:p text:style-name="P2"><text:span text:style-name="T3">We Teach Stuff</text:span></text:p>
            <text:p text:style-name="P2"><text:span text:style-name="T3">We Automate Stuf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What We’re Going To Do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 text:style-name="P2"><text:span text:style-name="T3">We’re going to talk about stuff – Raspberry Pi, Google AIY, APIs, Voice HAT</text:span></text:p>
            <text:p text:style-name="P2"><text:span text:style-name="T3">We’re going to demo some stuff</text:span></text:p>
            <text:p text:style-name="P2"><text:span text:style-name="T3">You’re going to make some stuff</text:span></text:p>
            <text:p text:style-name="P2"><text:span text:style-name="T3">You’re going to talk to each other about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Raspberry Pi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<text:span text:style-name="T4">Small cheap microcomputer</text:span></text:p>
            <text:p><text:span text:style-name="T4">1GB RAM</text:span></text:p>
            <text:p><text:span text:style-name="T4">Runs Raspbian (Debian)</text:span></text:p>
            <text:p><text:span text:style-name="T4">Likes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5">Hands up who knows about the raspberypi? Debian? Python?</text:span></text:p>
              <text:p><text:span text:style-name="T5"/></text:p>
              <text:p><text:span text:style-name="T5">1GB of RAM so watch the number of tabs you have open in chromium – it may grind completely to a halt.</text:span></text:p>
              <text:p><text:span text:style-name="T5"/></text:p>
              <text:p><text:span text:style-name="T5">If you’re not familiar with debian or other linux distro, don’t worry, neither am I. Likewise python. Nick cross can help when you’re trying to get stuff working.</text:span></text:p>
              <text:p><text:span text:style-name="T5"/></text:p>
              <text:p><text:span text:style-name="T5">Can be extended by adding HATs – hardware attached on tyop, or just grabbing pinsd on the GPIO strip.</text:span></text:p>
            </draw:text-box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Google AIY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3">Released June 2017</text:span></text:p>
            <text:p text:style-name="P2"><text:span text:style-name="T3">FREE! </text:span><text:span text:style-name="T6">(for magpi subscribers)</text:span></text:p>
            <text:p text:style-name="P2"><text:span text:style-name="T2">VoiceHAT, microphone, enclosure, big friendly 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assistant_library_demo.py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Starts the assistant listening for hotword (ok google)</text:p>
            <text:p>Demostrates basic functionality of the assistant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6"/>
              <text:p text:style-name="P6">Uses the following modules from /src/aiy</text:p>
              <text:p text:style-name="P6">Aiy.assistant.auth_helpers</text:p>
              <text:p text:style-name="P6">Aiy.vociehat</text:p>
              <text:p text:style-name="P6"/>
              <text:p text:style-name="P6">And the google.assistnat.ibrary</text:p>
              <text:p text:style-name="P6"/>
              <text:p text:style-name="P6">Auth helpers isfor authentication (unsurprisingly)</text:p>
              <text:p text:style-name="P6">Voicehat provides three functions – get_button, get_led and get_status</text:p>
            </draw:text-box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assistant_grpc_demo.py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gRPC = open source RPC system developed by Google</text:p>
            <text:p>This code uses an external trigger to start he assistant running, rather than having the assistant listening all the time </text:p>
          </draw:text-box>
        </draw:frame>
        <presentation:notes draw:style-name="dp2">
          <draw:page-thumbnail draw:style-name="gr1" draw:layer="layout" svg:width="14.848cm" svg:height="11.136cm" svg:x="-21cm" svg:y="5.864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6">Uses the following apis provided in src/aiy:</text:p>
              <text:p text:style-name="P6">Aiy.audio</text:p>
              <text:p text:style-name="P6">Aiy.assistant.grpc</text:p>
              <text:p text:style-name="P6">Aiy.voicehat</text:p>
              <text:p text:style-name="P6"/>
              <text:p text:style-name="P6">A nd</text:p>
              <text:p text:style-name="P6">Google.assistant.library</text:p>
            </draw:text-box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assistant_library_demo.py</text:p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assistant_library_demo.py</text:p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Google AIY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3">Released June 2017</text:span></text:p>
            <text:p text:style-name="P2"><text:span text:style-name="T3">FREE! </text:span><text:span text:style-name="T6">(for magpi subscribers)</text:span></text:p>
            <text:p text:style-name="P2"><text:span text:style-name="T2">VoiceHAT, microphone, enclosure, big friendly 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E7000004C5DBCB5BEE3AADB20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6:02:27.891472914</meta:creation-date>
    <dc:date>2018-02-23T15:59:37.144369095</dc:date>
    <meta:editing-duration>PT3H6M2S</meta:editing-duration>
    <meta:editing-cycles>5</meta:editing-cycles>
    <meta:generator>LibreOffice/5.1.6.2$Linux_X86_64 LibreOffice_project/10m0$Build-2</meta:generator>
    <meta:document-statistic meta:object-count="60"/>
  </office:meta>
</office:document-meta>
</file>